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Helvetica Neue" svg:font-family="'Helvetica Neue', Helvetica, Arial, 'Liberation Sans', Roboto, Noto,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top="0in" fo:margin-bottom="0.139in" loext:contextual-spacing="false" fo:line-height="100%"/>
    </style:style>
    <style:style style:name="P2" style:family="paragraph" style:parent-style-name="Standard">
      <style:paragraph-properties fo:margin-top="0in" fo:margin-bottom="0.139in" loext:contextual-spacing="false" fo:line-height="100%" fo:text-align="center" style:justify-single-word="false"/>
    </style:style>
    <style:style style:name="P3" style:family="paragraph" style:parent-style-name="Standard">
      <style:paragraph-properties fo:margin-top="0in" fo:margin-bottom="0.139in" loext:contextual-spacing="false" fo:line-height="100%"/>
      <style:text-properties officeooo:paragraph-rsid="001fe917"/>
    </style:style>
    <style:style style:name="P4" style:family="paragraph" style:parent-style-name="Standard">
      <style:paragraph-properties fo:margin-top="0in" fo:margin-bottom="0.139in" loext:contextual-spacing="false" fo:line-height="100%"/>
      <style:text-properties style:font-name="Calibri" fo:font-size="8pt" fo:font-weight="bold" style:font-name-asian="Calibri1" style:font-size-asian="8pt" style:font-weight-asian="bold" style:font-name-complex="Calibri1" style:font-size-complex="8pt"/>
    </style:style>
    <style:style style:name="P5" style:family="paragraph" style:parent-style-name="Standard">
      <style:paragraph-properties fo:margin-top="0in" fo:margin-bottom="0.139in" loext:contextual-spacing="false" fo:line-height="100%"/>
      <style:text-properties style:font-name="Calibri" fo:font-size="8pt" style:font-name-asian="Calibri1" style:font-size-asian="8pt" style:font-name-complex="Calibri1" style:font-size-complex="8pt"/>
    </style:style>
    <style:style style:name="P6" style:family="paragraph" style:parent-style-name="Standard">
      <style:paragraph-properties fo:margin-top="0in" fo:margin-bottom="0.139in" loext:contextual-spacing="false" fo:line-height="100%"/>
      <style:text-properties style:font-name="Calibri"/>
    </style:style>
    <style:style style:name="P7" style:family="paragraph" style:parent-style-name="Standard">
      <style:paragraph-properties fo:margin-top="0in" fo:margin-bottom="0.139in" loext:contextual-spacing="false" fo:line-height="100%"/>
      <style:text-properties style:font-name="Calibri" style:font-name-asian="Calibri1" style:font-name-complex="Calibri1"/>
    </style:style>
    <style:style style:name="P8" style:family="paragraph" style:parent-style-name="Standard">
      <style:paragraph-properties fo:margin-top="0in" fo:margin-bottom="0.139in" loext:contextual-spacing="false" fo:line-height="100%"/>
      <style:text-properties fo:font-size="8pt" style:text-underline-style="solid" style:text-underline-width="auto" style:text-underline-color="font-color" fo:font-weight="bold" style:font-name-asian="Calibri1" style:font-size-asian="8pt" style:font-weight-asian="bold" style:font-name-complex="Calibri1" style:font-size-complex="8pt"/>
    </style:style>
    <style:style style:name="P9" style:family="paragraph" style:parent-style-name="Standard" style:master-page-name="Standard">
      <style:paragraph-properties fo:margin-top="0in" fo:margin-bottom="0.139in" loext:contextual-spacing="false" fo:line-height="100%" fo:text-align="center" style:justify-single-word="false" style:page-number="auto"/>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text-properties style:font-name-asian="Calibri1" style:font-name-complex="Calibri1"/>
    </style:style>
    <style:style style:name="P12" style:family="paragraph" style:parent-style-name="Standard">
      <style:paragraph-properties fo:margin-top="0in" fo:margin-bottom="0in" loext:contextual-spacing="false" fo:line-height="100%"/>
      <style:text-properties fo:font-weight="bold" style:font-name-asian="Calibri1" style:font-weight-asian="bold" style:font-name-complex="Calibri1"/>
    </style:style>
    <style:style style:name="P13" style:family="paragraph" style:parent-style-name="Standard">
      <style:paragraph-properties fo:margin-top="0in" fo:margin-bottom="0in" loext:contextual-spacing="false" fo:line-height="200%"/>
      <style:text-properties style:font-name="Calibri" fo:font-size="8pt" fo:font-weight="bold" style:font-name-asian="Calibri1" style:font-size-asian="8pt" style:font-weight-asian="bold" style:font-name-complex="Calibri1" style:font-size-complex="8pt"/>
    </style:style>
    <style:style style:name="P14" style:family="paragraph" style:parent-style-name="Standard">
      <style:paragraph-properties fo:margin-top="0in" fo:margin-bottom="0in" loext:contextual-spacing="false" fo:line-height="100%"/>
      <style:text-properties style:font-name="Calibri" fo:font-size="8pt" fo:font-weight="bold" style:font-name-asian="Calibri1" style:font-size-asian="8pt" style:font-weight-asian="bold" style:font-name-complex="Calibri1" style:font-size-complex="8pt"/>
    </style:style>
    <style:style style:name="P15" style:family="paragraph" style:parent-style-name="Standard" style:list-style-name="WWNum5">
      <style:paragraph-properties fo:margin-left="1in" fo:margin-right="0in" fo:margin-top="0in" fo:margin-bottom="0in" loext:contextual-spacing="false" fo:line-height="100%" fo:text-align="start" style:justify-single-word="false" fo:orphans="2" fo:widows="2" fo:text-indent="-0.75in" style:auto-text-indent="false" style:writing-mode="lr-tb"/>
    </style:style>
    <style:style style:name="P16" style:family="paragraph" style:parent-style-name="Standard" style:list-style-name="">
      <style:paragraph-properties fo:margin-left="1in" fo:margin-right="0in" fo:margin-top="0in" fo:margin-bottom="0in" loext:contextual-spacing="false" fo:line-height="100%" fo:text-indent="0in" style:auto-text-indent="false"/>
      <style:text-properties style:font-name-asian="Calibri1" style:font-name-complex="Calibri1"/>
    </style:style>
    <style:style style:name="P17" style:family="paragraph" style:parent-style-name="Standard">
      <style:paragraph-properties fo:margin-left="0.75in" fo:margin-right="0in" fo:margin-top="0in" fo:margin-bottom="0in" loext:contextual-spacing="false" fo:line-height="100%" fo:text-align="start" style:justify-single-word="false" fo:orphans="2" fo:widows="2" fo:text-indent="-0.5in" style:auto-text-indent="false" style:writing-mode="lr-tb"/>
      <style:text-properties style:font-name-asian="Calibri1" style:font-name-complex="Calibri1"/>
    </style:style>
    <style:style style:name="P18" style:family="paragraph" style:parent-style-name="Standard" style:list-style-name="WWNum5">
      <style:paragraph-properties fo:margin-left="0.75in" fo:margin-right="0in" fo:margin-top="0in" fo:margin-bottom="0in" loext:contextual-spacing="false" fo:line-height="100%" fo:text-align="start" style:justify-single-word="false" fo:orphans="2" fo:widows="2" fo:text-indent="-0.5in" style:auto-text-indent="false" style:writing-mode="lr-tb"/>
      <style:text-properties officeooo:rsid="002058ef" officeooo:paragraph-rsid="002058ef"/>
    </style:style>
    <style:style style:name="P19"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20"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21"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22" style:family="paragraph" style:parent-style-name="Standard" style:list-style-name="WWNum2">
      <style:paragraph-properties fo:margin-left="0.5in" fo:margin-right="0in" fo:margin-top="0in" fo:margin-bottom="0in" loext:contextual-spacing="false" fo:line-height="200%" fo:text-indent="-0.25in" style:auto-text-indent="false"/>
    </style:style>
    <style:style style:name="T1" style:family="text">
      <style:text-properties fo:font-size="12pt" fo:font-weight="bold" style:font-name-asian="Calibri1" style:font-size-asian="12pt" style:font-weight-asian="bold" style:font-name-complex="Calibri1" style:font-size-complex="12pt"/>
    </style:style>
    <style:style style:name="T2" style:family="text">
      <style:text-properties fo:font-size="12pt" style:font-size-asian="12pt" style:font-size-complex="12pt"/>
    </style:style>
    <style:style style:name="T3" style:family="text">
      <style:text-properties fo:font-size="12pt" style:font-name-asian="Calibri1" style:font-size-asian="12pt" style:font-name-complex="Calibri1" style:font-size-complex="12pt"/>
    </style:style>
    <style:style style:name="T4" style:family="text">
      <style:text-properties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5" style:family="text">
      <style:text-properties style:font-name="Calibri" style:font-name-asian="Calibri1" style:font-name-complex="Calibri1"/>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style:text-underline-style="solid" style:text-underline-width="auto" style:text-underline-color="font-color" fo:font-weight="bold" style:font-name-asian="Calibri1" style:font-weight-asian="bold" style:font-name-complex="Calibri1"/>
    </style:style>
    <style:style style:name="T8" style:family="text">
      <style:text-properties fo:font-size="8pt" style:font-name-asian="Calibri1" style:font-size-asian="8pt" style:font-name-complex="Calibri1" style:font-size-complex="8pt"/>
    </style:style>
    <style:style style:name="T9" style:family="text">
      <style:text-properties fo:font-size="8pt" officeooo:rsid="001fe917" style:font-name-asian="Calibri1" style:font-size-asian="8pt" style:font-name-complex="Calibri1" style:font-size-complex="8pt"/>
    </style:style>
    <style:style style:name="T10" style:family="text">
      <style:text-properties fo:font-size="8pt" officeooo:rsid="002058ef" style:font-name-asian="Calibri1" style:font-size-asian="8pt" style:font-name-complex="Calibri1" style:font-size-complex="8pt"/>
    </style:style>
    <style:style style:name="T11" style:family="text">
      <style:text-properties fo:font-size="8pt" style:font-size-asian="8pt" style:font-size-complex="8pt"/>
    </style:style>
    <style:style style:name="T12" style:family="text">
      <style:text-properties fo:font-size="8pt" style:text-underline-style="solid" style:text-underline-width="auto" style:text-underline-color="font-color" fo:font-weight="bold" style:font-name-asian="Calibri1" style:font-size-asian="8pt" style:font-weight-asian="bold" style:font-name-complex="Calibri1" style:font-size-complex="8pt"/>
    </style:style>
    <style:style style:name="T13" style:family="text">
      <style:text-properties fo:font-size="8pt" fo:font-weight="bold" style:font-name-asian="Calibri1" style:font-size-asian="8pt" style:font-weight-asian="bold" style:font-name-complex="Calibri1" style:font-size-complex="8pt"/>
    </style:style>
    <style:style style:name="T14" style:family="text">
      <style:text-properties fo:font-size="8pt" fo:font-weight="bold" officeooo:rsid="001fe917" style:font-name-asian="Calibri1" style:font-size-asian="8pt" style:font-weight-asian="bold" style:font-name-complex="Calibri1" style:font-size-complex="8pt"/>
    </style:style>
    <style:style style:name="T15" style:family="text">
      <style:text-properties fo:font-size="8pt" fo:font-weight="normal" style:font-name-asian="Calibri1" style:font-size-asian="8pt" style:font-weight-asian="normal" style:font-name-complex="Calibri1" style:font-size-complex="8pt" style:font-weight-complex="normal"/>
    </style:style>
    <style:style style:name="T16" style:family="text">
      <style:text-properties fo:font-size="8pt" fo:font-weight="normal" officeooo:rsid="00215473" style:font-name-asian="Calibri1" style:font-size-asian="8pt" style:font-weight-asian="normal" style:font-name-complex="Calibri1" style:font-size-complex="8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fo:font-variant="normal" fo:text-transform="none" fo:color="#2d2d2d" style:font-name="Helvetica Neue" fo:font-size="8pt" fo:letter-spacing="normal" fo:font-style="normal" fo:font-weight="normal" style:font-name-asian="Calibri1" style:font-size-asian="8pt" style:font-style-asian="normal" style:font-weight-asian="normal" style:font-name-complex="Calibri1" style:font-size-complex="8pt"/>
    </style:style>
    <style:style style:name="T19" style:family="text">
      <style:text-properties style:text-position="super 58%" fo:font-size="8pt" fo:font-weight="bold" style:font-name-asian="Calibri1" style:font-size-asian="8pt" style:font-weight-asian="bold" style:font-name-complex="Calibri1" style:font-size-complex="8pt"/>
    </style:style>
    <style:style style:name="T20"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Ryan Petree </text:span></text:p>
      <text:p text:style-name="P2"><text:span text:style-name="T1">Ryanpetree@yahoo.com</text:span></text:p>
      <text:p text:style-name="P2"><text:span text:style-name="T3">Primary Phone: </text:span><text:span text:style-name="T1">(317) 384-2910</text:span></text:p>
      <text:p text:style-name="P2"><text:span text:style-name="T8">Date of Availability: 2 weeks notice</text:span></text:p>
      <text:p text:style-name="P2"><text:span text:style-name="T8">WORK STATUS US: I am authorized to work in this country for any employer.</text:span></text:p>
      <text:p text:style-name="P1"><text:span text:style-name="T8">-----------------------------------------------------------------------------------------------------------------------------------------------------------------------------------------------</text:span></text:p>
      <text:p text:style-name="P1"><text:span text:style-name="T4">Categories/skills:</text:span></text:p>
      <text:p text:style-name="P1"><text:span text:style-name="T8">Windows Desktop, Laptop, and Servers. Basic Networking, IDF management, Ethernet patchwork, Cable management, Network Printers (Ethernet and Wireless), Training and procedure documenting, Warehouse systems and operations, Server management, Data Entry, Executive and Director level reporting. User account management, Ticket systems (Serena) and (Service Now), backup management, workstation setup maintenance and upgrading, Operating system imaging and duplication, phone system and conferencing setup, customer service, data logging, route planning, resource and time management.</text:span></text:p>
      <text:p text:style-name="P1"><text:span text:style-name="T8"><text:s/>Fast learner, I never stop learning new things! </text:span><text:span text:style-name="T10">Fantastic customer service. Able to connect with people, calm them down and walk them through bad situations.</text:span></text:p>
      <text:p text:style-name="P1"><text:span text:style-name="T4">Programs/Software/Systems that I am proficient with: </text:span></text:p>
      <text:p text:style-name="P1"><text:span text:style-name="T8">MS windows 95, 98, 2000, XP, 7, 10, MS Windows Server 2003 - 2008 R2, </text:span><text:span text:style-name="T18">MS Office, Office 365,</text:span><text:span text:style-name="T8"> MS Word, Excel, Power Point, Exchange, LibreOffice, SCCM, Lotus, Zebra shipping label printers, Zebra wearable RF guns and USB wired and wireless scanners, HP and Xerox office printers, People Soft, Control-M, Exceed, Putty, Solar Winds, Informix, Exceed, Serena Ticket systems, Oracle 11, active directory,</text:span><text:bookmark text:name="_GoBack"/><text:span text:style-name="T8"> POS systems, Blue Cube, Crisplant, AirWatch, Cisco Prime, google sheets, Windows and Andriod Tablets.</text:span></text:p>
      <text:p text:style-name="P1"><text:span text:style-name="T12">15+ years of experience in the IT field:</text:span></text:p>
      <text:p text:style-name="P10"><text:span text:style-name="T1">Eli Lilly and Company Corporate Center</text:span><text:span text:style-name="T13"><text:tab/><text:tab/>February 2020 - Present</text:span></text:p>
      <text:p text:style-name="P10"><text:span text:style-name="T13">893 Delaware St, Indianapolis, IN 46225</text:span></text:p>
      <text:p text:style-name="P10"><text:span text:style-name="T13">Phone: (317) 276-2000</text:span></text:p>
      <text:p text:style-name="P10"><text:span text:style-name="T14">Tier 2</text:span><text:span text:style-name="T13"> Desktop Support </text:span><text:span text:style-name="T14">Technician</text:span></text:p>
      <text:p text:style-name="P11"/>
      <text:list xml:id="list3526890494" text:style-name="WWNum5">
        <text:list-item>
          <text:p text:style-name="P15"><text:span text:style-name="T15">Provide face to face I.T. help desk solutions to alleviate the I.T. ticketing system with quicker and faster fixes for end users. Part of new department created just before Covid-19 lockdowns. </text:span></text:p>
        </text:list-item>
      </text:list>
      <text:p text:style-name="P16"/>
      <text:list xml:id="list5453587580752" text:continue-numbering="true" text:style-name="WWNum5">
        <text:list-item>
          <text:p text:style-name="P18"><text:span text:style-name="T16">During covid lockdowns, I </text:span><text:span text:style-name="T15">Provided Tier 2 desktop support remotely for several months, while learning mobility (iPhone and iPad support)</text:span></text:p>
        </text:list-item>
      </text:list>
      <text:p text:style-name="P17"/>
      <text:list xml:id="list5452831085051" text:continue-numbering="true" text:style-name="WWNum5">
        <text:list-item>
          <text:p text:style-name="P18"><text:span text:style-name="T15">Came back on-site in September to provide appointment only, face to face break fixes and deploying new machines(laptops, iPhones, iPads, desktops, etc.)</text:span></text:p>
        </text:list-item>
      </text:list>
      <text:p text:style-name="P12"/>
      <text:p text:style-name="P10"><text:span text:style-name="T1">Kohl's Distribution Center</text:span><text:span text:style-name="T13"><text:tab/><text:tab/><text:tab/>November 2017 – December 16</text:span><text:span text:style-name="T19">th</text:span><text:span text:style-name="T13"> 2019</text:span></text:p>
      <text:p text:style-name="P10"><text:span text:style-name="T13">1750 AllPoints Parkway, Avon, IN 46123</text:span></text:p>
      <text:p text:style-name="P10"><text:span text:style-name="T13">Phone: (317) 494-9751</text:span></text:p>
      <text:p text:style-name="P3"><text:span text:style-name="T13">Senior I.T. Support </text:span><text:span text:style-name="T14">Technician</text:span></text:p>
      <text:list xml:id="list614859544" text:style-name="WWNum1">
        <text:list-item>
          <text:p text:style-name="P19"><text:span text:style-name="T8">Support all of the DC workstations, HR, LP, and management offices for any I.T. equipment needs. Hardware and software, as well as printers and network up time</text:span></text:p>
        </text:list-item>
        <text:list-item>
          <text:p text:style-name="P19"><text:span text:style-name="T8">Testing of new equipment, then implementing them while rotating old equipment out for hundreds of users.</text:span></text:p>
        </text:list-item>
        <text:list-item>
          <text:p text:style-name="P19"><text:span text:style-name="T8">Working with Maintenance to help fix specialized workstation printers and auto-baggers.</text:span></text:p>
        </text:list-item>
        <text:list-item>
          <text:p text:style-name="P19"><text:span text:style-name="T8">Building new workstations throughout the DC where needed and running network connections and imaging hard drives for new users.</text:span></text:p>
        </text:list-item>
        <text:list-item>
          <text:p text:style-name="P19"><text:soft-page-break/><text:span text:style-name="T8">Taking inventory of I.T. equipment throughout the DC.</text:span></text:p>
        </text:list-item>
        <text:list-item>
          <text:p text:style-name="P19"><text:span text:style-name="T8">Using HP, Dell, Lenova, Chromebooks, Sick, and Zebra systems but not limited to those.</text:span></text:p>
        </text:list-item>
      </text:list>
      <text:p text:style-name="P4"/>
      <text:p text:style-name="P10"><text:span text:style-name="T1">Amazon Warehouse</text:span><text:span text:style-name="T13"><text:tab/><text:tab/><text:tab/><text:tab/>July 2017 - November 2017</text:span></text:p>
      <text:p text:style-name="P10"><text:span text:style-name="T13">4255 Anson Blvd, Whitestown, IN 46075</text:span></text:p>
      <text:p text:style-name="P10"><text:span text:style-name="T13">(317) 769-8011</text:span></text:p>
      <text:p text:style-name="P10"><text:span text:style-name="T13">Warehouse Associate Lead</text:span></text:p>
      <text:p text:style-name="P13"/>
      <text:list xml:id="list1470532165" text:style-name="WWNum2">
        <text:list-item>
          <text:p text:style-name="P22"><text:span text:style-name="T8">Was brought in as a seasonal contract</text:span></text:p>
        </text:list-item>
        <text:list-item>
          <text:p text:style-name="P22"><text:span text:style-name="T8">Supported other associates as a material supply coordinator and trained new associates in procedures at all stations</text:span></text:p>
        </text:list-item>
        <text:list-item>
          <text:p text:style-name="P22"><text:span text:style-name="T15">Also assigned to support multipacking for customer orders</text:span></text:p>
        </text:list-item>
        <text:list-item>
          <text:p text:style-name="P22"><text:span text:style-name="T15">Helped support RF scanning tools and systems.</text:span></text:p>
        </text:list-item>
        <text:list-item>
          <text:p text:style-name="P22"><text:span text:style-name="T8">Also helped with picking and singles packing</text:span></text:p>
        </text:list-item>
      </text:list>
      <text:p text:style-name="P14"/>
      <text:p text:style-name="P14"/>
      <text:p text:style-name="P10"><text:span text:style-name="T1">Finish Line Corporate Headquarters</text:span><text:span text:style-name="T13"><text:tab/><text:tab/>April 2005 - November 2016</text:span></text:p>
      <text:p text:style-name="P10"><text:span text:style-name="T13">3308 N Mitthoefer Rd, Indianapolis, IN 46235</text:span></text:p>
      <text:p text:style-name="P10"><text:span text:style-name="T13">Phone: (317) 899-1022</text:span></text:p>
      <text:p text:style-name="P10"><text:span text:style-name="T13"><text:s/>I.T. Systems Support (Night Operations Specialist)</text:span></text:p>
      <text:p text:style-name="P14"/>
      <text:list xml:id="list29474610" text:style-name="WWNum3">
        <text:list-item>
          <text:p text:style-name="P20"><text:span text:style-name="T8">Provided 24hr overnight monitoring of all major networks and systems for Finishline corporate office, warehouse, and stores.</text:span></text:p>
        </text:list-item>
        <text:list-item>
          <text:p text:style-name="P20"><text:span text:style-name="T8">Ensured our associates had orders ready every morning and eliminated downtime.</text:span></text:p>
        </text:list-item>
        <text:list-item>
          <text:p text:style-name="P20"><text:span text:style-name="T8">Reached out to on-call associates, managers, directors, other companies, or even vendors that were needed to fix any problems early enough to keep business impact to a minimum. </text:span></text:p>
        </text:list-item>
        <text:list-item>
          <text:p text:style-name="P20"><text:span text:style-name="T8">Ran and Logged backups for all essential business production systems</text:span></text:p>
        </text:list-item>
        <text:list-item>
          <text:p text:style-name="P20"><text:span text:style-name="T8">Helped with User administrations. Created, removed, and managed permissions, for all departments including the warehouse.</text:span></text:p>
        </text:list-item>
        <text:list-item>
          <text:p text:style-name="P20"><text:span text:style-name="T8">Monitored and remotely fixed </text:span><text:span text:style-name="T9">8</text:span><text:span text:style-name="T8">00+ pos systems for all finishline stores across the country every night.</text:span></text:p>
        </text:list-item>
        <text:list-item>
          <text:p text:style-name="P20"><text:span text:style-name="T8">Provided after hour support to stores, store tech's, and Century Link</text:span></text:p>
        </text:list-item>
        <text:list-item>
          <text:p text:style-name="P20"><text:span text:style-name="T8">Helped install or upgrade programs on workstations when needed overnight, such as anti-virus.</text:span></text:p>
        </text:list-item>
        <text:list-item>
          <text:p text:style-name="P20"><text:span text:style-name="T8">Setup conference rooms with workstations for trainee's or special events</text:span></text:p>
        </text:list-item>
        <text:list-item>
          <text:p text:style-name="P20"><text:span text:style-name="T8">Was expected to work 70% of the time unsupervised despite the highly sensitive and critical systems to the company.</text:span></text:p>
        </text:list-item>
        <text:list-item>
          <text:p text:style-name="P20"><text:span text:style-name="T8">Trained everyone in our department. Wrote the training manuals and guides. Made them available virtually as well as hard copies. Kept them updated as well. Also helped cross train the noc(network) team.</text:span></text:p>
        </text:list-item>
        <text:list-item>
          <text:p text:style-name="P20"><text:span text:style-name="T8">Used HP and Dell systems but not limited to those.</text:span></text:p>
        </text:list-item>
      </text:list>
      <text:p text:style-name="P5"/>
      <text:p text:style-name="P10"><text:span text:style-name="T1">Fed Ex Home Delivery warehouse</text:span><text:span text:style-name="T13"><text:tab/><text:tab/>February 2004 – April 2005</text:span></text:p>
      <text:p text:style-name="P10"><text:span text:style-name="T13">250 S. Kitley Ave, Indianapolis, IN 46219</text:span></text:p>
      <text:p text:style-name="P10"><text:span text:style-name="T13">Phone: N/A</text:span></text:p>
      <text:p text:style-name="P10"><text:span text:style-name="T13">Office assistant</text:span></text:p>
      <text:p text:style-name="P12"/>
      <text:list xml:id="list3343775279" text:style-name="WWNum4">
        <text:list-item>
          <text:p text:style-name="P21"><text:span text:style-name="T8">Provided support to drivers</text:span></text:p>
        </text:list-item>
        <text:list-item>
          <text:p text:style-name="P21"><text:soft-page-break/><text:span text:style-name="T8">Ran reports and updated driver routes for the next day.</text:span></text:p>
        </text:list-item>
        <text:list-item>
          <text:p text:style-name="P21"><text:span text:style-name="T8">Researched packages that could not be delivered because they had bad addresses, etc.</text:span></text:p>
        </text:list-item>
        <text:list-item>
          <text:p text:style-name="P21"><text:span text:style-name="T8">Kept logs of vehicle maintenance</text:span></text:p>
        </text:list-item>
        <text:list-item>
          <text:p text:style-name="P21"><text:span text:style-name="T8">Filed any paperwork for clients and business use.</text:span></text:p>
        </text:list-item>
        <text:list-item>
          <text:p text:style-name="P21"><text:span text:style-name="T8">Answered phones and ran the front desk for customers.</text:span></text:p>
        </text:list-item>
      </text:list>
      <text:p text:style-name="P5"/>
      <text:p text:style-name="P1"><text:span text:style-name="T12">EDUCATION:</text:span></text:p>
      <text:p text:style-name="P1"><text:span text:style-name="T8">2002: Ivy Tech State College US-IN-Indianapolis: Major- Information Systems - All Technical College Coursework Completed</text:span></text:p>
      <text:p text:style-name="P1"><text:span text:style-name="T8">2001: Central Nine Vocational School US-IN-Greenwood: Certification</text:span></text:p>
      <text:p text:style-name="P1"><text:span text:style-name="T8">2001: Southport High School US-IN-Indianapolis: High School Diploma</text:span></text:p>
      <text:p text:style-name="P8"/>
      <text:p text:style-name="P1"><text:span text:style-name="T12">REFERENCES:</text:span></text:p>
      <text:p text:style-name="P1"><text:span text:style-name="T8">Manny Avila</text:span></text:p>
      <text:p text:style-name="P1"><text:span text:style-name="T8">(317) 519-8955</text:span></text:p>
      <text:p text:style-name="P1"><text:span text:style-name="T8">Reference Type: Finishline Manager</text:span></text:p>
      <text:p text:style-name="P6"/>
      <text:p text:style-name="P1"><text:span text:style-name="T8">Mike LaMarca</text:span></text:p>
      <text:p text:style-name="P1"><text:span text:style-name="T8">(317) 908-7209</text:span></text:p>
      <text:p text:style-name="P1"><text:span text:style-name="T8">Reference Type: Finishline Supervisor</text:span></text:p>
      <text:p text:style-name="P6"/>
      <text:p text:style-name="P1"><text:span text:style-name="T8">Kevin Coffman</text:span></text:p>
      <text:p text:style-name="P1"><text:span text:style-name="T8">(317) 294-7352</text:span></text:p>
      <text:p text:style-name="P1"><text:span text:style-name="T8">Reference Type: Kohls Colleague</text:span></text:p>
      <text:p text:style-name="P6"/>
      <text:p text:style-name="P1"><text:span text:style-name="T8">Clarence Smith</text:span></text:p>
      <text:p text:style-name="P1"><text:span text:style-name="T8">(317) 514-3321</text:span></text:p>
      <text:p text:style-name="P1"><text:span text:style-name="T8">Reference Type: Kohls Colleague</text:span></text:p>
      <text:p text:style-name="P5"/>
      <text:p text:style-name="P1"><text:span text:style-name="T8">Josh Long</text:span></text:p>
      <text:p text:style-name="P1"><text:span text:style-name="T8">(317) 513-2836</text:span></text:p>
      <text:p text:style-name="P1"><text:span text:style-name="T8">Reference Type: Kohls Colleague</text:span></text:p>
      <text:p text:style-name="P5"/>
      <text:p text:style-name="P1"><text:soft-page-break/><text:span text:style-name="T8">George Tetreault</text:span></text:p>
      <text:p text:style-name="P1"><text:span text:style-name="T8">(317) 441-7291</text:span></text:p>
      <text:p text:style-name="P1"><text:span text:style-name="T8">Reference Type: Finishline Colleague</text:span></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Helvetica Neue" svg:font-family="'Helvetica Neue', Helvetica, Arial, 'Liberation Sans', Roboto, Noto,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2" style:display-name="ListLabel 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6" style:display-name="ListLabel 6"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9" style:display-name="ListLabel 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0" style:display-name="ListLabel 10" style:family="text">
      <style:text-properties fo:font-weight="normal" style:font-weight-asian="normal"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2" style:display-name="ListLabel 12"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3" style:display-name="ListLabel 13"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4" style:display-name="ListLabel 14" style:family="text">
      <style:text-properties fo:font-weight="normal" style:font-weight-asian="normal"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8" style:display-name="ListLabel 18" style:family="text">
      <style:text-properties fo:font-weight="normal" style:font-weight-asian="normal" style:font-name-complex="Symbol1" style:font-family-complex="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1" style:display-name="ListLabel 2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22" style:display-name="ListLabel 22" style:family="text">
      <style:text-properties fo:font-weight="normal" style:font-weight-asian="normal"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4" style:display-name="ListLabel 2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Calibri" fo:font-family="Calibri" style:font-family-generic="roman" style:font-pitch="variable" fo:font-size="8pt" fo:font-weight="bold" style:font-size-asian="8pt" style:font-weight-asian="bold" style:font-name-complex="OpenSymbol2" style:font-family-complex="OpenSymbol" style:font-family-generic-complex="system" style:font-pitch-complex="variable"/>
    </style:style>
    <style:style style:name="ListLabel_20_26" style:display-name="ListLabel 26" style:family="text">
      <style:text-properties fo:font-size="8pt" fo:font-weight="normal" style:font-size-asian="8pt" style:font-weight-asian="normal"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family-generic="roman" style:font-pitch="variable" fo:font-size="8pt" style:font-size-asian="8pt"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8pt" style:font-size-asian="8pt" style:font-name-complex="OpenSymbol2" style:font-family-complex="OpenSymbol" style:font-family-generic-complex="system" style:font-pitch-complex="variable"/>
    </style:style>
    <style:style style:name="ListLabel_20_29" style:display-name="ListLabel 29" style:family="text">
      <style:text-properties fo:font-size="8pt" fo:font-weight="normal" style:font-size-asian="8pt" style:font-weight-asian="normal"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alibri" fo:font-family="Calibri" style:font-family-generic="roman" style:font-pitch="variable" fo:font-size="8pt" fo:font-weight="bold" style:font-size-asian="8pt" style:font-weight-asian="bold" style:font-name-complex="OpenSymbol2" style:font-family-complex="OpenSymbol" style:font-family-generic-complex="system" style:font-pitch-complex="variable"/>
    </style:style>
    <style:style style:name="ListLabel_20_39" style:display-name="ListLabel 39" style:family="text">
      <style:text-properties fo:font-size="8pt" fo:font-weight="normal" style:font-size-asian="8pt" style:font-weight-asian="normal" style:font-name-complex="OpenSymbol2" style:font-family-complex="OpenSymbol" style:font-family-generic-complex="system" style:font-pitch-complex="variable"/>
    </style:style>
    <style:style style:name="ListLabel_20_40" style:display-name="ListLabel 40" style:family="text">
      <style:text-properties style:font-name="Calibri" fo:font-family="Calibri" style:font-family-generic="roman" style:font-pitch="variable" fo:font-size="8pt" style:font-size-asian="8pt" style:font-name-complex="OpenSymbol2" style:font-family-complex="OpenSymbol" style:font-family-generic-complex="system" style:font-pitch-complex="variable"/>
    </style:style>
    <style:style style:name="ListLabel_20_41" style:display-name="ListLabel 41" style:family="text">
      <style:text-properties style:font-name="Calibri" fo:font-family="Calibri" style:font-family-generic="roman" style:font-pitch="variable" fo:font-size="8pt" style:font-size-asian="8pt" style:font-name-complex="OpenSymbol2" style:font-family-complex="OpenSymbol" style:font-family-generic-complex="system" style:font-pitch-complex="variable"/>
    </style:style>
    <style:style style:name="ListLabel_20_42" style:display-name="ListLabel 42" style:family="text">
      <style:text-properties fo:font-size="8pt" fo:font-weight="normal" style:font-size-asian="8pt" style:font-weight-asian="normal"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1"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4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ListLabel_20_5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01:19:00</meta:creation-date>
    <dc:language>en-US</dc:language>
    <dc:date>2020-11-02T00:54:05.555000000</dc:date>
    <meta:editing-cycles>31</meta:editing-cycles>
    <meta:editing-duration>PT2H27S</meta:editing-duration>
    <meta:generator>LibreOffice/6.1.1.2$Windows_X86_64 LibreOffice_project/5d19a1bfa650b796764388cd8b33a5af1f5baa1b</meta:generator>
    <meta:document-statistic meta:table-count="0" meta:image-count="0" meta:object-count="0" meta:page-count="4" meta:paragraph-count="87" meta:word-count="891" meta:character-count="6078" meta:non-whitespace-character-count="52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